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6000000305DED76D1F.png"/>
  <manifest:file-entry manifest:media-type="image/jpeg" manifest:full-path="Pictures/10000000000005340000064985D864E8.jpg"/>
  <manifest:file-entry manifest:media-type="image/png" manifest:full-path="Pictures/100000000000020B000000C0B27B1828.png"/>
  <manifest:file-entry manifest:media-type="image/png" manifest:full-path="Pictures/1000020100000257000003588B123D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Arial" fo:font-size="10pt" fo:font-weight="bold" style:font-size-asian="10pt" style:font-weight-asian="bold" style:font-size-complex="10pt"/>
    </style:style>
    <style:style style:name="P3" style:family="paragraph" style:parent-style-name="Standard">
      <style:paragraph-properties fo:margin-left="0cm" fo:margin-right="0cm" fo:text-indent="0cm" style:auto-text-indent="false">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margin-left="0cm" fo:margin-right="0cm" fo:text-indent="0cm" style:auto-text-indent="false">
        <style:tab-stops/>
      </style:paragraph-properties>
      <style:text-properties style:font-name="Arial" fo:font-size="10pt" style:font-size-asian="10pt" style:font-size-complex="10pt"/>
    </style:style>
    <style:style style:name="P5" style:family="paragraph" style:parent-style-name="Standard">
      <style:paragraph-properties fo:margin-left="0cm" fo:margin-right="0cm" fo:text-indent="0cm" style:auto-text-indent="false">
        <style:tab-stops/>
      </style:paragraph-properties>
      <style:text-properties style:font-name="Arial" fo:font-size="10pt" fo:language="de" fo:country="DE" fo:font-weight="normal" style:font-size-asian="10pt" style:font-weight-asian="normal" style:font-size-complex="10pt" style:font-weight-complex="normal"/>
    </style:style>
    <style:style style:name="P6" style:family="paragraph" style:parent-style-name="Standard">
      <style:paragraph-properties fo:margin-left="0cm" fo:margin-right="0cm" fo:text-indent="0cm" style:auto-text-indent="false">
        <style:tab-stops/>
      </style:paragraph-properties>
      <style:text-properties style:font-name="Arial" fo:font-size="10pt" fo:language="de" fo:country="DE" fo:font-weight="bold" style:font-size-asian="10pt" style:font-weight-asian="bold" style:font-size-complex="10pt" style:font-weight-complex="bold"/>
    </style:style>
    <style:style style:name="P7" style:family="paragraph" style:parent-style-name="Standard">
      <style:paragraph-properties fo:margin-left="0cm" fo:margin-right="0cm" fo:text-indent="0cm" style:auto-text-indent="false">
        <style:tab-stops/>
      </style:paragraph-properties>
      <style:text-properties style:font-name="Arial" fo:font-size="10pt" fo:language="de" fo:country="DE" style:font-size-asian="10pt" style:font-size-complex="10pt"/>
    </style:style>
    <style:style style:name="P8" style:family="paragraph" style:parent-style-name="Standard">
      <style:paragraph-properties fo:margin-left="0cm" fo:margin-right="0cm" fo:text-indent="0cm" style:auto-text-indent="false">
        <style:tab-stops/>
      </style:paragraph-properties>
      <style:text-properties style:font-name="Arial" fo:font-size="10pt" style:text-underline-style="none" style:font-size-asian="10pt" style:font-size-complex="10pt"/>
    </style:style>
    <style:style style:name="P9" style:family="paragraph" style:parent-style-name="Standard">
      <style:paragraph-properties fo:margin-left="0cm" fo:margin-right="0cm" fo:text-indent="0cm" style:auto-text-indent="false">
        <style:tab-stops/>
      </style:paragraph-properties>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margin-left="0cm" fo:margin-right="0cm" fo:text-indent="0cm" style:auto-text-indent="false" fo:padding="0.074cm" fo:border-left="none" fo:border-right="none" fo:border-top="none" fo:border-bottom="0.002cm solid #000000" style:join-border="false">
        <style:tab-stops/>
      </style:paragraph-properties>
      <style:text-properties style:font-name="Arial" fo:font-size="10pt" fo:language="de" fo:country="DE" fo:font-weight="normal" style:font-size-asian="10pt" style:font-weight-asian="normal" style:font-size-complex="10pt" style:font-weight-complex="normal"/>
    </style:style>
    <style:style style:name="P11" style:family="paragraph" style:parent-style-name="Standard">
      <style:paragraph-properties fo:margin-left="0cm" fo:margin-right="0cm" fo:text-indent="0cm" style:auto-text-indent="false" fo:padding="0.074cm" fo:border-left="none" fo:border-right="none" fo:border-top="none" fo:border-bottom="0.002cm solid #000000" style:join-border="false">
        <style:tab-stops/>
      </style:paragraph-properties>
      <style:text-properties style:font-name="Arial" fo:font-size="10pt" style:font-size-asian="10pt" style:font-size-complex="10pt"/>
    </style:style>
    <style:style style:name="P12" style:family="paragraph" style:parent-style-name="Standard">
      <style:paragraph-properties fo:margin-left="0cm" fo:margin-right="0cm" fo:text-indent="0cm" style:auto-text-indent="false" fo:padding="0.074cm" fo:border-left="none" fo:border-right="none" fo:border-top="none" fo:border-bottom="0.002cm solid #000000" style:join-border="false">
        <style:tab-stops/>
      </style:paragraph-properties>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margin-left="0cm" fo:margin-right="0cm" fo:margin-top="0cm" fo:margin-bottom="0cm" fo:text-indent="0cm" style:auto-text-indent="false">
        <style:tab-stops/>
      </style:paragraph-properties>
      <style:text-properties style:font-name="Arial" fo:font-size="10pt" style:font-size-asian="10pt" style:font-size-complex="10pt"/>
    </style:style>
    <style:style style:name="P14" style:family="paragraph" style:parent-style-name="Standard">
      <style:paragraph-properties fo:margin-left="0cm" fo:margin-right="0cm" fo:margin-top="0cm" fo:margin-bottom="0cm" fo:text-indent="0cm" style:auto-text-indent="false">
        <style:tab-stops/>
      </style:paragraph-properties>
      <style:text-properties style:font-name="Arial" fo:font-size="10pt" fo:language="de" fo:country="DE" fo:font-weight="bold" style:font-size-asian="10pt" style:font-weight-asian="bold" style:font-size-complex="10pt" style:font-weight-complex="bold"/>
    </style:style>
    <style:style style:name="P15" style:family="paragraph" style:parent-style-name="Text_20_body">
      <style:paragraph-properties fo:margin-left="0cm" fo:margin-right="0cm" fo:margin-top="0cm" fo:margin-bottom="0cm" fo:line-height="100%" fo:text-indent="0cm" style:auto-text-indent="false"/>
      <style:text-properties style:font-name="Arial" fo:font-size="10pt" style:font-size-asian="10pt" style:font-size-complex="10pt"/>
    </style:style>
    <style:style style:name="P16" style:family="paragraph" style:parent-style-name="Standard">
      <style:text-properties style:font-name="Arial" fo:font-size="10pt" fo:language="de" fo:country="DE" style:font-size-asian="10pt" style:font-size-complex="10pt"/>
    </style:style>
    <style:style style:name="P17" style:family="paragraph" style:parent-style-name="Standard">
      <style:text-properties style:font-name="Arial" fo:font-size="10pt" style:font-size-asian="10pt" style:font-size-complex="10pt"/>
    </style:style>
    <style:style style:name="P18" style:family="paragraph" style:parent-style-name="Standard">
      <style:paragraph-properties>
        <style:tab-stops/>
      </style:paragraph-properties>
      <style:text-properties style:font-name="Arial" fo:font-size="10pt" style:font-size-asian="10pt" style:font-size-complex="10pt"/>
    </style:style>
    <style:style style:name="P19" style:family="paragraph" style:parent-style-name="Standard">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style:tab-stops/>
      </style:paragraph-properties>
    </style:style>
    <style:style style:name="P21" style:family="paragraph" style:parent-style-name="Standard" style:master-page-name="">
      <style:paragraph-properties fo:margin-left="0.016cm" fo:margin-right="0cm" fo:margin-top="0cm" fo:margin-bottom="0cm" fo:text-indent="0cm" style:auto-text-indent="false" style:page-number="auto" fo:background-color="transparent">
        <style:background-image/>
      </style:paragraph-properties>
      <style:text-properties style:font-name="Arial" fo:font-size="10pt" fo:font-weight="bold" style:font-size-asian="10pt" style:font-weight-asian="bold" style:font-size-complex="10pt" style:font-weight-complex="bold"/>
    </style:style>
    <style:style style:name="P22" style:family="paragraph" style:parent-style-name="Standard">
      <style:paragraph-properties fo:margin-left="0.016cm" fo:margin-right="0cm" fo:margin-top="0cm" fo:margin-bottom="0cm" fo:text-indent="0cm" style:auto-text-indent="false" fo:background-color="transparent">
        <style:background-image/>
      </style:paragraph-properties>
      <style:text-properties style:font-name="Arial" fo:font-size="10pt" style:font-size-asian="10pt" style:font-size-complex="10pt"/>
    </style:style>
    <style:style style:name="P23" style:family="paragraph" style:parent-style-name="Standard">
      <style:paragraph-properties fo:margin-left="0.016cm" fo:margin-right="0cm" fo:margin-top="0cm" fo:margin-bottom="0cm" fo:line-height="100%" fo:text-indent="0cm" style:auto-text-indent="false"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24" style:family="paragraph" style:parent-style-name="Standard">
      <style:paragraph-properties fo:margin-left="0.016cm" fo:margin-right="0cm" fo:margin-top="0cm" fo:margin-bottom="0cm" fo:text-indent="0cm" style:auto-text-indent="false" fo:background-color="transparent">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5" style:family="paragraph" style:parent-style-name="Standard">
      <style:paragraph-properties fo:margin-left="0.016cm" fo:margin-right="0cm" fo:margin-top="0cm" fo:margin-bottom="0cm" fo:text-indent="0cm" style:auto-text-indent="false" fo:background-color="transparent" fo:padding="0.074cm" fo:border-left="none" fo:border-right="none" fo:border-top="none" fo:border-bottom="0.002cm solid #000000" style:join-border="false">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6" style:family="paragraph" style:parent-style-name="Text_20_body">
      <style:paragraph-properties fo:margin-left="0.016cm" fo:margin-right="0cm" fo:margin-top="0cm" fo:margin-bottom="0cm" fo:text-indent="0cm" style:auto-text-indent="false" fo:background-color="transparent">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7" style:family="paragraph" style:parent-style-name="Heading_20_1">
      <style:paragraph-properties fo:margin-left="0.016cm" fo:margin-right="0cm" fo:margin-top="0cm" fo:margin-bottom="0cm" fo:text-indent="0cm" style:auto-text-indent="false" fo:background-color="transparent">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8" style:family="paragraph" style:parent-style-name="Text_20_body">
      <style:paragraph-properties fo:margin-top="0cm" fo:margin-bottom="0cm"/>
    </style:style>
    <style:style style:name="P29" style:family="paragraph" style:parent-style-name="Text_20_body">
      <style:paragraph-properties fo:margin-top="0cm" fo:margin-bottom="0cm" fo:line-height="100%"/>
      <style:text-properties style:font-name="Arial" fo:font-size="10pt" fo:language="de" fo:country="DE" fo:font-weight="normal" style:font-size-asian="10pt" style:font-weight-asian="normal" style:font-size-complex="10pt" style:font-weight-complex="normal"/>
    </style:style>
    <style:style style:name="P30" style:family="paragraph" style:parent-style-name="Text_20_body">
      <style:paragraph-properties fo:margin-top="0cm" fo:margin-bottom="0cm"/>
      <style:text-properties style:font-name="Arial" fo:font-size="10pt" style:font-size-asian="10pt" style:font-size-complex="10pt"/>
    </style:style>
    <style:style style:name="P31" style:family="paragraph" style:parent-style-name="Text_20_body">
      <style:paragraph-properties fo:margin-top="0cm" fo:margin-bottom="0cm" fo:line-height="100%"/>
      <style:text-properties style:font-name="Arial" fo:font-size="10pt" style:font-size-asian="10pt" style:font-size-complex="10pt"/>
    </style:style>
    <style:style style:name="P32" style:family="paragraph" style:parent-style-name="Text_20_body">
      <style:paragraph-properties fo:margin-top="0cm" fo:margin-bottom="0cm" fo:line-height="100%">
        <style:tab-stops>
          <style:tab-stop style:position="1.247cm"/>
        </style:tab-stops>
      </style:paragraph-properties>
      <style:text-properties style:font-name="Arial" fo:font-size="10pt" style:font-size-asian="10pt" style:font-size-complex="10pt"/>
    </style:style>
    <style:style style:name="P33" style:family="paragraph" style:parent-style-name="Heading_20_3">
      <style:paragraph-properties fo:margin-top="0cm" fo:margin-bottom="0cm" fo:line-height="100%"/>
      <style:text-properties style:font-name="Arial" fo:font-size="10pt" style:font-size-asian="10pt" style:font-name-complex="Times New Roman" style:font-size-complex="10pt" style:font-weight-complex="normal"/>
    </style:style>
    <style:style style:name="P34" style:family="paragraph" style:parent-style-name="Heading_20_2">
      <style:paragraph-properties fo:margin-top="0cm" fo:margin-bottom="0cm" fo:line-height="100%"/>
      <style:text-properties style:font-name="Arial" fo:font-size="10pt" style:font-size-asian="10pt" style:font-name-complex="Times New Roman" style:font-size-complex="10pt" style:font-weight-complex="normal"/>
    </style:style>
    <style:style style:name="P35" style:family="paragraph" style:parent-style-name="Text_20_body">
      <style:paragraph-properties fo:margin-left="4.995cm" fo:margin-right="0cm" fo:margin-top="0cm" fo:margin-bottom="0cm" fo:line-height="100%" fo:text-indent="0cm" style:auto-text-indent="false"/>
      <style:text-properties style:font-name="Arial" fo:font-size="10pt" style:font-size-asian="10pt" style:font-size-complex="10pt"/>
    </style:style>
    <style:style style:name="P36" style:family="paragraph" style:parent-style-name="Text_20_body">
      <style:paragraph-properties fo:margin-left="0.751cm" fo:margin-right="0cm" fo:margin-top="0cm" fo:margin-bottom="0cm" fo:line-height="100%" fo:text-indent="0cm" style:auto-text-indent="false"/>
      <style:text-properties style:font-name="Arial" fo:font-size="10pt" style:font-size-asian="10pt" style:font-size-complex="10pt"/>
    </style:style>
    <style:style style:name="P37" style:family="paragraph" style:parent-style-name="Text_20_body">
      <style:paragraph-properties fo:margin-left="0.116cm" fo:margin-right="0cm" fo:margin-top="0cm" fo:margin-bottom="0cm" fo:line-height="100%" fo:text-indent="0cm" style:auto-text-indent="false"/>
      <style:text-properties style:font-name="Arial" fo:font-size="10pt" style:font-size-asian="10pt" style:font-size-complex="10pt"/>
    </style:style>
    <style:style style:name="P38" style:family="paragraph" style:parent-style-name="Text_20_body">
      <style:paragraph-properties fo:margin-left="1.247cm" fo:margin-right="0cm" fo:margin-top="0cm" fo:margin-bottom="0cm" fo:line-height="100%" fo:text-indent="0cm" style:auto-text-indent="false"/>
      <style:text-properties style:font-name="Arial" fo:font-size="10pt" style:font-size-asian="10pt" style:font-size-complex="10pt"/>
    </style:style>
    <style:style style:name="P39" style:family="paragraph" style:parent-style-name="Preformatted_20_Text">
      <style:paragraph-properties fo:line-height="100%"/>
      <style:text-properties style:font-name="Arial" fo:font-size="10pt" fo:font-weight="bold" style:font-name-asian="Lucida Sans Unicode1" style:font-size-asian="10pt" style:font-weight-asian="bold" style:font-name-complex="Times New Roman" style:font-size-complex="10pt"/>
    </style:style>
    <style:style style:name="P40" style:family="paragraph" style:parent-style-name="Text_20_body" style:list-style-name="WW8Num11">
      <style:paragraph-properties fo:margin-left="0.751cm" fo:margin-right="0cm" fo:margin-top="0cm" fo:margin-bottom="0cm" fo:line-height="100%" fo:text-indent="-0.751cm" style:auto-text-indent="false"/>
      <style:text-properties style:font-name="Arial" fo:font-size="10pt" fo:font-weight="bold" style:font-size-asian="10pt" style:font-weight-asian="bold" style:font-size-complex="10pt"/>
    </style:style>
    <style:style style:name="P41" style:family="paragraph" style:parent-style-name="Text_20_body" style:list-style-name="WW8Num11">
      <style:paragraph-properties fo:margin-left="0.751cm" fo:margin-right="0cm" fo:margin-top="0cm" fo:margin-bottom="0cm" fo:line-height="100%" fo:text-indent="-0.751cm" style:auto-text-indent="false"/>
      <style:text-properties style:font-name="Arial" fo:font-size="10pt" style:font-size-asian="10pt" style:font-size-complex="10pt"/>
    </style:style>
    <style:style style:name="P42" style:family="paragraph" style:parent-style-name="Text_20_body" style:list-style-name="WW8Num11">
      <style:paragraph-properties fo:margin-left="1.501cm" fo:margin-right="0cm" fo:margin-top="0cm" fo:margin-bottom="0cm" fo:line-height="100%" fo:text-indent="-0.751cm" style:auto-text-indent="false"/>
      <style:text-properties style:font-name="Arial" fo:font-size="10pt" style:font-size-asian="10pt" style:font-size-complex="10pt"/>
    </style:style>
    <style:style style:name="P43" style:family="paragraph" style:parent-style-name="Text_20_body" style:list-style-name="WW8Num11">
      <style:paragraph-properties fo:margin-left="2cm" fo:margin-right="0cm" fo:margin-top="0cm" fo:margin-bottom="0cm" fo:line-height="100%" fo:text-indent="0cm" style:auto-text-indent="false"/>
      <style:text-properties style:font-name="Arial" fo:font-size="10pt" style:font-size-asian="10pt" style:font-size-complex="10pt"/>
    </style:style>
    <style:style style:name="P44" style:family="paragraph" style:parent-style-name="Text_20_body" style:list-style-name="WW8Num11">
      <style:paragraph-properties fo:margin-left="1.251cm" fo:margin-right="0cm" fo:margin-top="0cm" fo:margin-bottom="0cm" fo:line-height="100%" fo:text-indent="-0.499cm" style:auto-text-indent="false"/>
      <style:text-properties style:font-name="Arial" fo:font-size="10pt" style:font-size-asian="10pt" style:font-size-complex="10pt"/>
    </style:style>
    <style:style style:name="P45" style:family="paragraph" style:parent-style-name="Text_20_body" style:list-style-name="WW8Num6">
      <style:paragraph-properties fo:margin-left="0.751cm" fo:margin-right="0cm" fo:margin-top="0cm" fo:margin-bottom="0cm" fo:line-height="100%" fo:text-indent="0cm" style:auto-text-indent="false"/>
      <style:text-properties style:font-name="Arial" fo:font-size="10pt" style:font-size-asian="10pt" style:font-size-complex="10pt"/>
    </style:style>
    <style:style style:name="P46" style:family="paragraph" style:parent-style-name="Text_20_body" style:list-style-name="WW8Num8">
      <style:paragraph-properties fo:margin-left="0.751cm" fo:margin-right="0cm" fo:margin-top="0cm" fo:margin-bottom="0cm" fo:line-height="100%" fo:text-indent="0cm" style:auto-text-indent="false"/>
      <style:text-properties style:font-name="Arial" fo:font-size="10pt" style:font-size-asian="10pt" style:font-size-complex="10pt"/>
    </style:style>
    <style:style style:name="P47" style:family="paragraph" style:parent-style-name="Text_20_body" style:list-style-name="WW8Num9">
      <style:paragraph-properties fo:margin-left="0.751cm" fo:margin-right="0cm" fo:margin-top="0cm" fo:margin-bottom="0cm" fo:line-height="100%" fo:text-indent="0cm" style:auto-text-indent="false"/>
      <style:text-properties style:font-name="Arial" fo:font-size="10pt" style:font-size-asian="10pt" style:font-size-complex="10pt"/>
    </style:style>
    <style:style style:name="P48" style:family="paragraph" style:parent-style-name="Text_20_body" style:list-style-name="WW8Num10">
      <style:paragraph-properties fo:margin-left="0.751cm" fo:margin-right="0cm" fo:margin-top="0cm" fo:margin-bottom="0cm" fo:line-height="100%" fo:text-indent="0cm" style:auto-text-indent="false"/>
      <style:text-properties style:font-name="Arial" fo:font-size="10pt" style:font-size-asian="10pt" style:font-size-complex="10pt"/>
    </style:style>
    <style:style style:name="P49" style:family="paragraph" style:parent-style-name="Text_20_body" style:list-style-name="WW8Num4">
      <style:paragraph-properties fo:margin-top="0cm" fo:margin-bottom="0cm" fo:line-height="100%">
        <style:tab-stops>
          <style:tab-stop style:position="1.247cm"/>
        </style:tab-stops>
      </style:paragraph-properties>
      <style:text-properties style:font-name="Arial" fo:font-size="10pt" style:font-size-asian="10pt" style:font-size-complex="10pt"/>
    </style:style>
    <style:style style:name="P50" style:family="paragraph" style:parent-style-name="Text_20_body" style:list-style-name="WW8Num5">
      <style:paragraph-properties fo:margin-top="0cm" fo:margin-bottom="0cm" fo:line-height="100%">
        <style:tab-stops>
          <style:tab-stop style:position="1.247cm"/>
        </style:tab-stops>
      </style:paragraph-properties>
      <style:text-properties style:font-name="Arial" fo:font-size="10pt" style:font-size-asian="10pt" style:font-size-complex="10pt"/>
    </style:style>
    <style:style style:name="P51" style:family="paragraph" style:parent-style-name="Heading_20_2">
      <style:paragraph-properties fo:margin-top="0cm" fo:margin-bottom="0cm" fo:line-height="100%"/>
      <style:text-properties style:font-name="Arial" fo:font-size="10pt" style:font-size-asian="10pt" style:font-name-complex="Times New Roman" style:font-size-complex="10pt" style:font-weight-complex="normal"/>
    </style:style>
    <style:style style:name="P52" style:family="paragraph" style:parent-style-name="Standard" style:list-style-name="L1">
      <style:paragraph-properties>
        <style:tab-stops/>
      </style:paragraph-properties>
      <style:text-properties style:font-name="Arial" fo:font-size="10pt" style:font-size-asian="10pt" style:font-size-complex="10pt"/>
    </style:style>
    <style:style style:name="P53" style:family="paragraph" style:parent-style-name="Standard" style:list-style-name="L4">
      <style:paragraph-properties>
        <style:tab-stops/>
      </style:paragraph-properties>
      <style:text-properties style:font-name="Arial" fo:font-size="10pt" style:font-size-asian="10pt" style:font-size-complex="10pt"/>
    </style:style>
    <style:style style:name="P54" style:family="paragraph" style:parent-style-name="Standard" style:list-style-name="L2">
      <style:text-properties style:font-name="Arial" fo:font-size="10pt" style:font-size-asian="10pt" style:font-size-complex="10pt"/>
    </style:style>
    <style:style style:name="P55" style:family="paragraph" style:parent-style-name="Standard" style:list-style-name="L4">
      <style:text-properties style:font-name="Arial" fo:font-size="10pt" fo:font-weight="normal" style:font-size-asian="10pt" style:font-weight-asian="normal" style:font-size-complex="10pt" style:font-weight-complex="normal"/>
    </style:style>
    <style:style style:name="P56" style:family="paragraph" style:parent-style-name="Standard">
      <style:text-properties style:font-name="Arial" fo:font-size="10pt" fo:language="de" fo:country="DE" fo:font-weight="normal" style:font-size-asian="10pt" style:font-weight-asian="normal" style:font-size-complex="10pt" style:font-weight-complex="normal"/>
    </style:style>
    <style:style style:name="P57" style:family="paragraph" style:parent-style-name="Standard">
      <style:text-properties style:font-name="Arial" fo:font-size="10pt" fo:language="de" fo:country="DE" style:font-size-asian="10pt" style:font-size-complex="10pt"/>
    </style:style>
    <style:style style:name="P58" style:family="paragraph" style:parent-style-name="Standard" style:list-style-name="L3">
      <style:paragraph-properties>
        <style:tab-stops/>
      </style:paragraph-properties>
    </style:style>
    <style:style style:name="P59" style:family="paragraph" style:parent-style-name="Standard" style:list-style-name="L5">
      <style:paragraph-properties>
        <style:tab-stops/>
      </style:paragraph-properties>
    </style:style>
    <style:style style:name="P60" style:family="paragraph" style:parent-style-name="Standard" style:list-style-name="L2">
      <style:paragraph-properties fo:margin-left="1.279cm" fo:margin-right="0cm" fo:text-indent="-0.661cm" style:auto-text-indent="false">
        <style:tab-stops/>
      </style:paragraph-properties>
    </style:style>
    <style:style style:name="P61" style:family="paragraph" style:parent-style-name="Standard" style:list-style-name="L4">
      <style:paragraph-properties fo:margin-left="0cm" fo:margin-right="0cm" fo:text-indent="0cm" style:auto-text-indent="false">
        <style:tab-stops/>
      </style:paragraph-properties>
      <style:text-properties style:font-name="Arial" fo:font-size="10pt" fo:font-weight="bold" style:font-size-asian="10pt" style:font-weight-asian="bold" style:font-size-complex="10pt" style:font-weight-complex="bold"/>
    </style:style>
    <style:style style:name="P62" style:family="paragraph" style:parent-style-name="Standard">
      <style:paragraph-properties fo:padding="0.074cm" fo:border-left="none" fo:border-right="none" fo:border-top="none" fo:border-bottom="0.002cm solid #000000" style:join-border="false"/>
      <style:text-properties style:font-name="Arial" fo:font-size="10pt" fo:language="de" fo:country="DE" fo:font-weight="normal" style:font-size-asian="10pt" style:font-weight-asian="normal" style:font-size-complex="10pt" style:font-weight-complex="normal"/>
    </style:style>
    <style:style style:name="P63" style:family="paragraph" style:parent-style-name="Listenabsatz" style:list-style-name="L6">
      <style:text-properties style:font-name="Arial" fo:font-size="10pt" style:font-size-asian="10pt" style:font-size-complex="10pt"/>
    </style:style>
    <style:style style:name="P64" style:family="paragraph" style:parent-style-name="Listenabsatz" style:list-style-name="L7">
      <style:text-properties style:font-name="Arial" fo:font-size="10pt" style:font-size-asian="10pt" style:font-size-complex="10pt"/>
    </style:style>
    <style:style style:name="P65" style:family="paragraph" style:parent-style-name="Heading_20_3">
      <style:paragraph-properties fo:margin-top="0cm" fo:margin-bottom="0cm" fo:line-height="100%"/>
      <style:text-properties style:font-name="Arial" fo:font-size="10pt" style:font-size-asian="10pt" style:font-name-complex="Times New Roman" style:font-size-complex="10pt" style:font-weight-complex="normal"/>
    </style:style>
    <style:style style:name="T1" style:family="text">
      <style:text-properties fo:language="de" fo:country="DE"/>
    </style:style>
    <style:style style:name="T2" style:family="text">
      <style:text-properties fo:language="de" fo:country="DE"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variant="normal" fo:text-transform="none" fo:language="de" fo:country="DE"/>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language-asian="de" style:country-asian="AT" style:font-size-complex="10pt"/>
    </style:style>
    <style:style style:name="T9" style:family="text">
      <style:text-properties style:font-name="Arial" fo:font-size="10pt" style:text-underline-style="none" style:text-underline-mode="continuous" style:text-overline-mode="continuous" style:text-line-through-mode="continuous" style:font-size-asian="10pt" style:font-size-complex="10pt"/>
    </style:style>
    <style:style style:name="T10" style:family="text">
      <style:text-properties style:font-name="Arial" fo:font-size="10pt" style:text-underline-style="none" style:font-size-asian="10pt" style:font-size-complex="10pt"/>
    </style:style>
    <style:style style:name="T11" style:family="text">
      <style:text-properties style:font-name="Arial" fo:font-size="10pt" fo:language="de" fo:country="DE" style:font-size-asian="10pt" style:font-size-complex="10pt"/>
    </style:style>
    <style:style style:name="T12" style:family="text">
      <style:text-properties style:font-name="Arial" fo:font-size="10pt" fo:language="de" fo:country="DE" style:text-underline-style="none" style:text-underline-mode="continuous" style:text-overline-mode="continuous" style:text-line-through-mode="continuous" style:font-size-asian="10pt" style:font-size-complex="10pt"/>
    </style:style>
    <style:style style:name="T13" style:family="text">
      <style:text-properties style:font-name="Arial" fo:font-size="10pt" fo:language="de" fo:country="DE" style:text-underline-style="none" style:font-size-asian="10pt" style:font-size-complex="10pt"/>
    </style:style>
    <style:style style:name="T14"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5" style:family="text">
      <style:text-properties style:font-name="Arial" fo:font-size="10pt" fo:font-weight="bold" style:font-size-asian="10pt" style:font-weight-asian="bold" style:font-size-complex="10pt"/>
    </style:style>
    <style:style style:name="T16" style:family="text">
      <style:text-properties style:font-name="Arial" fo:font-size="10pt" fo:font-weight="bold" style:font-size-asian="10pt" style:font-size-complex="10pt"/>
    </style:style>
    <style:style style:name="T17" style:family="text">
      <style:text-properties style:font-name="Arial" fo:font-size="10pt" fo:font-weight="normal" style:font-size-asian="10pt" style:font-weight-asian="normal" style:font-size-complex="10pt" style:font-weight-complex="normal"/>
    </style:style>
    <style:style style:name="T18" style:family="text">
      <style:text-properties style:font-name="Arial" fo:font-size="10pt" fo:font-style="italic" style:font-size-asian="10pt" style:font-size-complex="10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middle" style:vertical-rel="baseline" style:horizontal-pos="from-left" style:horizontal-rel="paragraph-content" fo:background-color="transparent" style:background-transparency="100%" fo:padding="0cm" fo:border="none" style:mirror="horizontal vertical"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1"/>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1"/>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1"/>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1"/>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ktplanung I<text:tab/>Projektdefinition, Projektanalyse</text:p>
      <text:p text:style-name="P22"/>
      <text:p text:style-name="P23">Überblick</text:p>
      <text:p text:style-name="P16">I.<text:tab/>Projektdefinition</text:p>
      <text:p text:style-name="P16"><text:bookmark text:name="_Toc510696269"/><text:bookmark text:name="_Toc510502627"/><text:bookmark text:name="_Toc510502437"/><text:tab/><text:tab/>Projektziele</text:p>
      <text:p text:style-name="P17"><text:span text:style-name="T6"><text:tab/><text:tab/></text:span><text:span text:style-name="T1">Aufgabenbeschreibung</text:span></text:p>
      <text:p text:style-name="P16"><text:tab/>Projektanalyse</text:p>
      <text:p text:style-name="P16"><text:tab/><text:tab/>Aufgabenplanung</text:p>
      <text:p text:style-name="P16"><text:bookmark text:name="_Toc510696273"/><text:tab/><text:tab/><text:tab/>Projektstrukturpläne<text:tab/>S139</text:p>
      <text:p text:style-name="P16"><text:tab/><text:tab/><text:tab/><text:tab/>Produktstrukturplan</text:p>
      <text:p text:style-name="P17"><text:tab/><text:tab/><text:tab/><text:tab/>Objektstrukturplan</text:p>
      <text:p text:style-name="P17"><text:tab/><text:tab/><text:tab/><text:tab/><text:span text:style-name="T1">Projektstrukturplan</text:span></text:p>
      <text:p text:style-name="P17"><text:span text:style-name="T1"><text:tab/><text:tab/><text:tab/></text:span><text:span text:style-name="T2">Aufwandsschätzung<text:tab/></text:span><text:span text:style-name="T1">S260</text:span></text:p>
      <text:p text:style-name="P16">II.<text:tab/>Realisierungsplanung</text:p>
      <text:p text:style-name="P62"/>
      <text:p text:style-name="P56"/>
      <text:p text:style-name="P2">Projektdefinition</text:p>
      <text:p text:style-name="P4">Bei der Projektdefinition unterscheidet man grundsätzlich 2 wesentliche Punkte:</text:p>
      <text:list xml:id="list31195706" text:style-name="L1">
        <text:list-item>
          <text:p text:style-name="P52">Projektziele</text:p>
        </text:list-item>
        <text:list-item>
          <text:p text:style-name="P52">Aufgabenbeschreibung</text:p>
        </text:list-item>
      </text:list>
      <text:p text:style-name="P18"/>
      <text:p text:style-name="P3">Projektziele</text:p>
      <text:p text:style-name="P1"><text:span text:style-name="Absatz-Standardschriftart"><text:span text:style-name="T7">Die Definition beschreibt die im Projektauftrag formulierten Ziele in einer dem Fachgebiet entsprechenden und auf die Durchführung ausgerichteten Terminologie.</text:span></text:span></text:p>
      <text:list xml:id="list31184979" text:style-name="L2">
        <text:list-item>
          <text:p text:style-name="P54">Das Vorliegen einer Problemanalyse</text:p>
        </text:list-item>
        <text:list-item>
          <text:p text:style-name="P54">Aufgaben und Ziele des Projekts</text:p>
        </text:list-item>
        <text:list-item>
          <text:p text:style-name="P54">Ein vorliegendes Grobkonzept</text:p>
        </text:list-item>
        <text:list-item>
          <text:p text:style-name="P60"><text:span text:style-name="Absatz-Standardschriftart"><text:span text:style-name="T7">Bedingungen unter denen das Projekt und die Systemgestaltung erfolgen sollten</text:span></text:span></text:p>
        </text:list-item>
      </text:list>
      <text:p text:style-name="P8">Die Projektziele können nach 3 Aspekten abgegrenzt werden:</text:p>
      <text:list xml:id="list31192215" text:style-name="L3">
        <text:list-item>
          <text:p text:style-name="P58"><text:span text:style-name="Absatz-Standardschriftart"><text:span text:style-name="T9">Inhaltliche Abgrenzung:</text:span></text:span><text:span text:style-name="Absatz-Standardschriftart"><text:span text:style-name="T10"> was erreicht und was nicht erreicht werden soll; Leistungsumfang und Projektbudget abgrenzen</text:span></text:span></text:p>
        </text:list-item>
        <text:list-item>
          <text:p text:style-name="P58"><text:span text:style-name="Absatz-Standardschriftart"><text:span text:style-name="T9">Zeitliche Abgrenzung:</text:span></text:span><text:span text:style-name="Absatz-Standardschriftart"><text:span text:style-name="T10"> Start, Ende und Meilensteine festlegen</text:span></text:span></text:p>
        </text:list-item>
        <text:list-item>
          <text:p text:style-name="P58"><text:span text:style-name="Absatz-Standardschriftart"><text:span text:style-name="T9">Soziale Abgrenzung:</text:span></text:span><text:span text:style-name="Absatz-Standardschriftart"><text:span text:style-name="T10"> Definition des Projektauftraggebers, des Kunden, des Projektleiters und des Projektteams</text:span></text:span></text:p>
        </text:list-item>
      </text:list>
      <text:p text:style-name="P20"><text:span text:style-name="Absatz-Standardschriftart"><text:span text:style-name="T10"/></text:span></text:p>
      <text:p text:style-name="P3">Aufgabenbeschreibung</text:p>
      <text:p text:style-name="P4">Die Aufgabenbeschreibung enthält eine grobe Beschreibung des Endprodukts.</text:p>
      <text:p text:style-name="P10"/>
      <text:p text:style-name="P5"/>
      <text:p text:style-name="P6">Projektanalyse</text:p>
      <text:p text:style-name="P17">Die <text:span text:style-name="T3">Projektanalyse</text:span> zerlegt das Projektziel in Teilziele und diese letztlich in Arbeitspakete (Projektstrukturplan).</text:p>
      <text:p text:style-name="P1"><text:span text:style-name="Absatz-Standardschriftart"><text:span text:style-name="T11">Die darauf folgende Ablaufplanung legt die dynamische Struktur des Projektes fest.</text:span></text:span></text:p>
      <text:p text:style-name="P4">Die Projektanalyse besteht aus 2 wesentlich Punkten:</text:p>
      <text:list xml:id="list31192145" text:style-name="L4">
        <text:list-item>
          <text:p text:style-name="P53">Projektstrukturpläne</text:p>
        </text:list-item>
        <text:list-item>
          <text:p text:style-name="P55">Aufwandsschätzung</text:p>
        </text:list-item>
      </text:list>
      <text:p text:style-name="P9">Projekte sind komplexe Gesamtvorhaben, die nur durch die Aufgliederung in Teilaufgaben bewältigt werden können. Erst die Strukturierung in einzelne, möglichst unabhängig zu erledigende „Portionen“ ermöglicht eine arbeitsteilige Durchführung des Projekts.</text:p>
      <text:p text:style-name="P12"/>
      <text:p text:style-name="P9"/>
      <text:p text:style-name="P3">Aufgabenplanung</text:p>
      <text:p text:style-name="P19">Die Aufgabenanalyse ist eine Voraussetzung für die Aufgabenplanung.</text:p>
      <text:p text:style-name="P17"><text:span text:style-name="T5">Aufgabenanalyse</text:span>: Schrittweise Zerlegung oder Aufspaltung der Gesamtaufgabe in ihre</text:p>
      <text:p text:style-name="P17">einzelnen Bestandteile.</text:p>
      <text:p text:style-name="P5">Das Ergebnis der Aufgabenanalyse eines Projektes ist üblicherweise eine Baumstruktur. Sie wird als Strukturdiagramm oder Baumdiagramm bezeichnet.</text:p>
      <text:p text:style-name="P25"/>
      <text:p text:style-name="P24"/>
      <text:list xml:id="list31216690" text:continue-numbering="true" text:style-name="L4">
        <text:list-header>
          <text:p text:style-name="P61">Projektstrukturpläne</text:p>
        </text:list-header>
      </text:list>
      <text:p text:style-name="P4"><text:soft-page-break/>Strukturpläne stellen die Gesamtaufgabe als Summe zusammengehöriger Teilaufgaben dar und bilden damit das zentrale Planungsinstrument in jedem Projekt.</text:p>
      <text:p text:style-name="P4"/>
      <text:p text:style-name="P4">Man unterscheidet grundsätzlich drei verschiedene Strukturen:</text:p>
      <text:list xml:id="list31205124" text:style-name="L5">
        <text:list-item>
          <text:p text:style-name="P59"><text:span text:style-name="Absatz-Standardschriftart"><text:span text:style-name="T12">Produktstrukturplan: </text:span></text:span><text:span text:style-name="Absatz-Standardschriftart"><text:span text:style-name="T13">zeigt alle zu entwickelnden Produktteile</text:span></text:span></text:p>
        </text:list-item>
        <text:list-item>
          <text:p text:style-name="P59"><text:span text:style-name="Absatz-Standardschriftart"><text:span text:style-name="T9">Objektstrukturplan: </text:span></text:span><text:span text:style-name="Absatz-Standardschriftart"><text:span text:style-name="T10">zeigt zusätzlich alle für die Projektrealisierung erforderlichen „Objekte“</text:span></text:span></text:p>
        </text:list-item>
        <text:list-item>
          <text:p text:style-name="P59"><text:span text:style-name="Absatz-Standardschriftart"><text:span text:style-name="T12">Projektstrukturplan: </text:span></text:span><text:span text:style-name="Absatz-Standardschriftart"><text:span text:style-name="T13">zeigt weiters alle für die Projektrealisierung erforderlichen Arbeiten („Aufgabenbaum“)</text:span></text:span></text:p>
        </text:list-item>
      </text:list>
      <text:p text:style-name="P7"/>
      <text:p text:style-name="P1"><text:span text:style-name="Absatz-Standardschriftart"><text:span text:style-name="T7"><draw:frame draw:style-name="fr1" draw:name="Grafik1" text:anchor-type="as-char" svg:y="0cm" svg:width="10.119cm" style:rel-width="scale" svg:height="14.718cm" style:rel-height="scale" draw:z-index="0"><draw:image xlink:href="Pictures/1000020100000257000003588B123DE8.png" xlink:type="simple" xlink:show="embed" xlink:actuate="onLoad"/></draw:frame></text:span></text:span></text:p>
      <text:p text:style-name="P4"/>
      <text:p text:style-name="P4"><text:span text:style-name="T5">Produktstrukturplan</text:span> (PdSP)</text:p>
      <text:p text:style-name="P4">Der Produktstrukturplan stellt die einzelnen Teile, Baugruppen oder Subsysteme des Produktes, das als „Projektziel“ realisiert werden soll, dar. Dies ist insbesondere bei Projekten mit „physischem“ Endergebnis wichtig, etwa bei der Entwicklung von technischen Geräten, bei Bauprojekten oder ähnlichem.</text:p>
      <text:p text:style-name="P4">In einem Organisationsprojekt können die Projektergebnisse („das Produkt“) sinnvollerweise nicht ausschließlich in Form physischer Gegenstände beschrieben werden. Sie können aber Teile des Endergebnisses sein, wie z.B. eine Handlungsanleitung oder ein Organisationskonzept.</text:p>
      <text:p text:style-name="P4"/>
      <text:p text:style-name="P4"><text:span text:style-name="T5">Objektstrukturplan</text:span> (OSP)</text:p>
      <text:p text:style-name="P1"><text:span text:style-name="Absatz-Standardschriftart"><text:span text:style-name="T7">Der Objektstrukturplan </text:span></text:span><text:span text:style-name="Absatz-Standardschriftart"><text:span text:style-name="T17">beschreibt</text:span></text:span><text:span text:style-name="Absatz-Standardschriftart"><text:span text:style-name="T15"> </text:span></text:span><text:span text:style-name="Absatz-Standardschriftart"><text:span text:style-name="T7">die Komponenten, Teile oder Subsysteme des als Projektziel festgelegten Produktes, Endergebnisses oder Endzustandes. Sind für die Erreichung des Projektziels noch zusätzliche „Objekte“ (z.B. spezielle Werkzeuge, Hilfsprogramme etc.) erforderlich, so können sie ebenfalls im Objektstrukturplan dargestellt werden.</text:span></text:span></text:p>
      <text:p text:style-name="P4"/>
      <text:p text:style-name="P4">Gegenüberstellung PdSP und OSP</text:p>
      <text:p text:style-name="P4">Für den Umbau einer Bankfiliale wird im Nebengebäude ein provisorischer Schalterraum eingerichtet. Der <text:soft-page-break/>PdSP enthält alle Teile, die den Umbau betreffen (z.B. Installation, Möblierung, Beleuchtung, neues EDV-System etc.), der Objektstrukturplan enthält zusätzlich den provisorischen Schalterraum.</text:p>
      <text:p text:style-name="P1"><draw:frame draw:style-name="fr2" draw:name="Bild 4" text:anchor-type="paragraph" svg:x="0.093cm" svg:y="1.383cm" svg:width="16.007cm" style:rel-width="scale" svg:height="7.567cm" style:rel-height="scale" draw:z-index="1"><draw:image xlink:href="Pictures/100000000000066000000305DED76D1F.png" xlink:type="simple" xlink:show="embed" xlink:actuate="onLoad"/></draw:frame><text:span text:style-name="Absatz-Standardschriftart"><text:span text:style-name="T8"/></text:span></text:p>
      <text:p text:style-name="P4">OSP in Baumstruktur</text:p>
      <text:p text:style-name="P4"/>
      <text:p text:style-name="P4">Die Teile des Endproduktes sind Hard- und Software.</text:p>
      <text:p text:style-name="P4"/>
      <text:p text:style-name="P4">In Listenstruktur</text:p>
      <text:p text:style-name="P1"><text:span text:style-name="Absatz-Standardschriftart"><text:span text:style-name="T7"><draw:frame draw:style-name="fr3" draw:name="Bild 5" text:anchor-type="as-char" svg:width="6.777cm" style:rel-width="scale" svg:height="9.661cm" style:rel-height="scale" draw:z-index="2"><draw:image xlink:href="Pictures/10000000000005340000064985D864E8.jpg" xlink:type="simple" xlink:show="embed" xlink:actuate="onLoad"/></draw:frame></text:span></text:span></text:p>
      <text:p text:style-name="P4"/>
      <text:p text:style-name="P4"/>
      <text:p text:style-name="P4"><text:span text:style-name="T5">Projektstrukturplan</text:span> (PSP)</text:p>
      <text:p text:style-name="P4">Der Projektstrukturplan zeigt alle für das Projektergebnis erforderlichen Tätigkeiten und/oder Arbeitsergebnisse.</text:p>
      <text:p text:style-name="P4"/>
      <text:p text:style-name="P4">Der PSP ist das zentrale Strukturierungshilfsmittel im Projekt. Er ist eine wichtige Voraussetzung für:</text:p>
      <text:list xml:id="list31206138" text:style-name="L6">
        <text:list-item>
          <text:p text:style-name="P63">Den Projektorganisationplan</text:p>
        </text:list-item>
        <text:list-item>
          <text:p text:style-name="P63">Die Funktionen- und Verantwortungsmatrix</text:p>
        </text:list-item>
        <text:list-item>
          <text:p text:style-name="P63">Das Balkendiagramm und den Netzplan</text:p>
        </text:list-item>
      </text:list>
      <text:p text:style-name="P4"/>
      <text:p text:style-name="P4">Mit dem Projektstrukturplan wir die Gesamtaufgabe des Projekts in autonom bearbeitbare Teilaufgaben <text:soft-page-break/>zerlegt. Der PSP steuert damit die Arbeitsteilung und die Zusammenfügung der Teilergebnisse zum Ganzen. Ziel der der Erstellung eines PSP ist es immer, die Gesamtaufgabe des Projekts in bewältigbare Arbeitspakte aufzugliedern.</text:p>
      <text:p text:style-name="P4"/>
      <text:p text:style-name="P4">Der PSP kann verschieden Dargestellt werden:</text:p>
      <text:p text:style-name="P4"/>
      <text:p text:style-name="P1"><text:span text:style-name="Absatz-Standardschriftart"><text:span text:style-name="T7"><draw:frame draw:style-name="fr1" draw:name="Bild 6" text:anchor-type="as-char" svg:y="0cm" svg:width="16.002cm" style:rel-width="scale" svg:height="5.874cm" style:rel-height="scale" draw:z-index="3"><draw:image xlink:href="Pictures/100000000000020B000000C0B27B1828.png" xlink:type="simple" xlink:show="embed" xlink:actuate="onLoad"/></draw:frame></text:span></text:span></text:p>
      <text:p text:style-name="P4"/>
      <text:p text:style-name="P1"><text:span text:style-name="Absatz-Standardschriftart"><text:span text:style-name="T14">Objektorientiert:</text:span></text:span><text:span text:style-name="Absatz-Standardschriftart"><text:span text:style-name="T7"> Die Strukturierung des Projekts richtet sich nach den einzelnen Bestandteilen des Produktes.</text:span></text:span></text:p>
      <text:p text:style-name="P4"/>
      <text:p text:style-name="P1"><text:span text:style-name="Absatz-Standardschriftart"><text:span text:style-name="T14">Tätigkeitsorientiert:</text:span></text:span><text:span text:style-name="Absatz-Standardschriftart"><text:span text:style-name="T7"> Die Strukturierung des Projekts erfolgt nach den durchzuführenden Arbeitsschritten.</text:span></text:span></text:p>
      <text:p text:style-name="P4"/>
      <text:p text:style-name="P1"><text:span text:style-name="Absatz-Standardschriftart"><text:span text:style-name="T14">Phasenorientiert (ablauf-):</text:span></text:span><text:span text:style-name="Absatz-Standardschriftart"><text:span text:style-name="T7"> Die Strukturierung erfolgt nach den einzelnen Phasen bzw. Arbeitsschritten innerhalb der Phasen.</text:span></text:span></text:p>
      <text:p text:style-name="P4"/>
      <text:p text:style-name="P4"/>
      <text:p text:style-name="P4">Der PSP kann im Laufe des Projekts weiter verfeinert (untergliedert) werden. Die Unterteilung wird beendet, wenn die einzelnen Teilaufgaben als „Arbeitspaktete“ vollständig beschrieben und einer einzelnen Stelle zugeordnet werden können.</text:p>
      <text:p text:style-name="P4"/>
      <text:p text:style-name="P4">Der Vorgang des „Strukturierens“ ist ein kreativer sowie iterativer Prozess.</text:p>
      <text:p text:style-name="P1"><text:span text:style-name="Absatz-Standardschriftart"><text:span text:style-name="T14">Kreativ:</text:span></text:span><text:span text:style-name="Absatz-Standardschriftart"><text:span text:style-name="T7"> es ist keine eindeutige Vorgehensweise vorgegeben und es kann mehrere Lösungen geben.</text:span></text:span></text:p>
      <text:p text:style-name="P1"><text:span text:style-name="Absatz-Standardschriftart"><text:span text:style-name="T14">Iterativ: </text:span></text:span><text:span text:style-name="Absatz-Standardschriftart"><text:span text:style-name="T7"><text:s/>der PSP wird nicht sofort, in einem Guss erstellt, sondern er kann stätig verbessert und verfeinert werden.</text:span></text:span></text:p>
      <text:p text:style-name="P4">Bei der Erstellung eines PSP gibt es 2 Ansätze:</text:p>
      <text:p text:style-name="P1"><text:span text:style-name="Absatz-Standardschriftart"><text:span text:style-name="T14">Top-down:</text:span></text:span><text:span text:style-name="Absatz-Standardschriftart"><text:span text:style-name="T7"> Ausgehend vom Ganzen erfolgt die Zerlegung in einzelne Untergruppen oder Elemente.</text:span></text:span></text:p>
      <text:p text:style-name="P1"><text:span text:style-name="Absatz-Standardschriftart"><text:span text:style-name="T14">Bottom-up:</text:span></text:span><text:span text:style-name="Absatz-Standardschriftart"><text:span text:style-name="T7"> Es werden Projekt- und Produktdetails gesammelt und in eine Hierarchie gebracht.</text:span></text:span></text:p>
      <text:p text:style-name="P4"/>
      <text:p text:style-name="P1"><text:span text:style-name="Absatz-Standardschriftart"><text:span text:style-name="T7">Das fertige Strukturdiagramm muss </text:span></text:span><text:span text:style-name="Absatz-Standardschriftart"><text:span text:style-name="T15">vollständig</text:span></text:span><text:span text:style-name="Absatz-Standardschriftart"><text:span text:style-name="T7"> und </text:span></text:span><text:span text:style-name="Absatz-Standardschriftart"><text:span text:style-name="T15">überdeckungsfrei</text:span></text:span><text:span text:style-name="Absatz-Standardschriftart"><text:span text:style-name="T7"> sein.</text:span></text:span></text:p>
      <text:p text:style-name="P4"/>
      <text:p text:style-name="P4">Die kleinste Untergliederung im PSP bildet das Arbeitspakt. Anhand der im PSP festgelegten Arbeitspakete kann:</text:p>
      <text:list xml:id="list31192548" text:style-name="L7">
        <text:list-item>
          <text:p text:style-name="P64">Eine sinnvolle Arbeitsabfolge für das für das Projekt bestimmt werden</text:p>
        </text:list-item>
        <text:list-item>
          <text:p text:style-name="P64">Der Aufwand für die einzelnen Arbeitspakete geschätzt werden</text:p>
        </text:list-item>
        <text:list-item>
          <text:p text:style-name="P64">Die Zuordnung von Ressourcen erfolgen</text:p>
        </text:list-item>
        <text:list-item>
          <text:p text:style-name="P64">Die zeitliche Planung des Projekts durchgeführt werden</text:p>
        </text:list-item>
      </text:list>
      <text:p text:style-name="P11"/>
      <text:p text:style-name="P4"/>
      <text:p text:style-name="P4"/>
      <text:p text:style-name="P13"/>
      <text:p text:style-name="P14">Aufwandsschätzung</text:p>
      <text:h text:style-name="P27" text:outline-level="1"><text:bookmark text:name="firstHeading"/>Aufwandsschätzung (Softwaretechnik)</text:h>
      <text:p text:style-name="P26"/>
      <text:section text:style-name="Sect1" text:name="bodyContent">
        <text:p text:style-name="P28"><text:span text:style-name="T16">Aufwandsschätzung</text:span><text:span text:style-name="T7"> oder </text:span><text:span text:style-name="T18">-abschätzung</text:span><text:span text:style-name="T7"> oder Kostenschätzung ist in der </text:span><text:a xlink:type="simple" xlink:href="http://de.wikipedia.org/wiki/Softwaretechnik"><text:span text:style-name="T7">Softwaretechnik</text:span></text:a><text:span text:style-name="T7"> Bestandteil der Planung eines Softwareprojekts oder eines Arbeitspaketes. Dabei wird geschätzt, wie viele Personen und wie viel Zeit für die einzelnen Arbeitsschritte oder Programmteile notwendig sind, welche Ressourcen gebraucht werden und was es letztlich kostet. Kosten, Termine und benötigte Ressourcen sind dann Grundlage für ein Angebot oder für eine Entscheidung, ob und wie und wann ein Softwareprojekt oder </text:span><text:soft-page-break/><text:span text:style-name="T7">Arbeitspaket davon gemacht wird.</text:span></text:p>
        <text:p text:style-name="P30"/>
        <text:p text:style-name="P31">Die eruierten Kosten, Termine und benötigten Ressourcen bilden danach die Grundlage für ein Angebot oder für eine Entscheidung, über die Durchführung des Softwareprojekts oder des Arbeitspaketes. </text:p>
        <text:h text:style-name="P34" text:outline-level="2"><text:bookmark-start text:name="toc"/><text:bookmark-end text:name="toc"/></text:h>
        <text:h text:style-name="P34" text:outline-level="2">Struktur der Kosten </text:h>
        <text:p text:style-name="P31">Die Kosten lassen sich in drei Hauptkategorien einteilen:</text:p>
        <text:list xml:id="list31181976" text:style-name="WW8Num11">
          <text:list-item>
            <text:p text:style-name="P40">Personalkosten</text:p>
            <text:list>
              <text:list-item>
                <text:p text:style-name="P42">Diese machen den größten Teil der Kosten aus.</text:p>
              </text:list-item>
              <text:list-item>
                <text:p text:style-name="P42">Die Schätzung setzt ihren Fokus daher auf die Personalkosten</text:p>
              </text:list-item>
            </text:list>
          </text:list-item>
          <text:list-item>
            <text:p text:style-name="P40">Sachkosten</text:p>
            <text:list>
              <text:list-item>
                <text:p text:style-name="P42">Diese sind von den Personalkosten abhängig, da je länger ein Projekt dauert, mehr Arbeitsstunden der Mitarbeiter anfallen.</text:p>
              </text:list-item>
              <text:list-item>
                <text:p text:style-name="P42">Beispiel zu Sachkosten</text:p>
                <text:list>
                  <text:list-item>
                    <text:p text:style-name="P43">Benötigte Computer,</text:p>
                  </text:list-item>
                  <text:list-item>
                    <text:p text:style-name="P43">Rechenzeiten und Netzwerkkosten,</text:p>
                  </text:list-item>
                  <text:list-item>
                    <text:p text:style-name="P43">Lizenzen für Betriebssysteme und Tools,</text:p>
                  </text:list-item>
                  <text:list-item>
                    <text:p text:style-name="P43">Testhardware,</text:p>
                  </text:list-item>
                  <text:list-item>
                    <text:p text:style-name="P43">Kurse,</text:p>
                  </text:list-item>
                  <text:list-item>
                    <text:p text:style-name="P43">Reisekosten.</text:p>
                  </text:list-item>
                </text:list>
              </text:list-item>
            </text:list>
          </text:list-item>
          <text:list-item>
            <text:p text:style-name="P41"><text:span text:style-name="T4">Kaufmännische</text:span> <text:span text:style-name="T4">Aufschläge</text:span></text:p>
            <text:list>
              <text:list-item>
                <text:p text:style-name="P44">Zu den erwartenden Gesamtkosten kommen noch erhebliche kaufmännische Aufschläge hinzu.</text:p>
              </text:list-item>
              <text:list-item>
                <text:p text:style-name="P44">Beispiel zu Kaufmännische Aufschläge</text:p>
                <text:list>
                  <text:list-item>
                    <text:p text:style-name="P43">Realisierungsrisiko ( Nicht machbare IT-Projekte werden während der </text:p>
                  </text:list-item>
                </text:list>
              </text:list-item>
            </text:list>
          </text:list-item>
        </text:list>
        <text:p text:style-name="P35"><text:s text:c="6"/>Entwicklung abgebrochen)</text:p>
        <text:list xml:id="list31214880" text:continue-numbering="true" text:style-name="WW8Num11">
          <text:list-item>
            <text:list>
              <text:list-item>
                <text:list>
                  <text:list-item>
                    <text:p text:style-name="P43">Sicherheitsaufschläge für Fehleinschätzung(Eisberg-Faktor**)</text:p>
                  </text:list-item>
                  <text:list-item>
                    <text:p text:style-name="P43">Vorfinanzierungskosten</text:p>
                  </text:list-item>
                  <text:list-item>
                    <text:p text:style-name="P43">Inflation, Personalkostensteigerung (bei länger laufenden Projekten)</text:p>
                  </text:list-item>
                  <text:list-item>
                    <text:p text:style-name="P43">Wechselkursrisiken(bei Auslandsprojekten)</text:p>
                  </text:list-item>
                </text:list>
              </text:list-item>
            </text:list>
          </text:list-item>
        </text:list>
        <text:p text:style-name="P15"/>
        <text:h text:style-name="P34" text:outline-level="2">Personalaufwand</text:h>
        <text:p text:style-name="P31"><text:bookmark-start text:name="Personalaufwand"/>Die Schätzmethoden des Personalaufwands sind abhängig von der Größe des Aufgabenumfangs. <text:bookmark-end text:name="Personalaufwand"/></text:p>
        <text:p text:style-name="P31"/>
        <text:p text:style-name="P31">Bei Schätzungen im kleineren Umfang/Aktivitäten</text:p>
        <text:list xml:id="list31184704" text:style-name="WW8Num6">
          <text:list-item>
            <text:p text:style-name="P45">Arbeitspakete in einem laufenden Projekt </text:p>
          </text:list-item>
          <text:list-item>
            <text:p text:style-name="P45">Änderungen in einem bestehenden System</text:p>
          </text:list-item>
        </text:list>
        <text:p text:style-name="P31">wird meist die Schätzklausur oder Delphi-Methode benutzt, da das Augenmaß der Beteiligten die beste und kostengünstigste Schätzung liefert.</text:p>
        <text:p text:style-name="P31"/>
        <text:p text:style-name="P31">Für die Schätzung sehr großer Projekte wird meist der Vergleich mit anderen sehr großen Projekten benutzt, mit Auf- und Abschlägen werden dann die Kosten für das aktuelle grob geschätzt. </text:p>
        <text:p text:style-name="P31"/>
        <text:p text:style-name="P31">Durch Herunterbrechen auf einzelne Teilaufgaben wird dann der große Topf verteilt. Für diese Teilaufgaben werden dann Schätzungen erstellt. Diese können dann wieder zusammengerechnet werden.</text:p>
        <text:p text:style-name="P31"/>
        <text:p text:style-name="P31">Die Grundstruktur für die Schätzung des Personalaufwandes eines mittelgroßen Projektes ist:</text:p>
        <text:p text:style-name="P39"><text:s text:c="3"/>Menge * Preis * Kompetenzfaktoren</text:p>
        <text:p text:style-name="P31"/>
        <text:p text:style-name="P31">Dies kann sowohl für einzelne Teile oder Phasen gemacht werden und die Kosten dann addiert werden, oder für das Gesamtprojekt.</text:p>
        <text:p text:style-name="P31"/>
        <text:h text:style-name="P33" text:outline-level="3"><text:bookmark-start text:name="Gr.C3.B6.C3.9Fenma.C3.9Fe_.28Mengen.29"/>Größenmaße (Mengen) <text:bookmark-end text:name="Gr.C3.B6.C3.9Fenma.C3.9Fe_.28Mengen.29"/></text:h>
        <text:p text:style-name="P31">Größenmaße für Programme</text:p>
        <text:list xml:id="list31176012" text:style-name="WW8Num8">
          <text:list-item>
            <text:p text:style-name="P46">Lines of Code (LOC)</text:p>
          </text:list-item>
          <text:list-item>
            <text:p text:style-name="P46">Function Points (FP)</text:p>
          </text:list-item>
          <text:list-item>
            <text:p text:style-name="P46">DSI (Delivered Source Code Instructions)</text:p>
          </text:list-item>
          <text:list-item>
            <text:p text:style-name="P46">Dokumentseiten</text:p>
          </text:list-item>
        </text:list>
        <text:p text:style-name="P31"/>
        <text:p text:style-name="P31">Nachteile von LOC</text:p>
        <text:list xml:id="list31191633" text:style-name="WW8Num9">
          <text:list-item>
            <text:p text:style-name="P47">Unterschiedliche Codeformatierung wird nicht berücksichtigt</text:p>
          </text:list-item>
          <text:list-item>
            <text:p text:style-name="P47">Versch. Entwickler brauchen für die gleiche Funktionalität unters. viele Programmzeilen</text:p>
          </text:list-item>
          <text:list-item>
            <text:p text:style-name="P47">Umständliche lange Programme werden als schwerer eingestuft als einfachere Lösungen</text:p>
          </text:list-item>
        </text:list>
        <text:p text:style-name="P37"><text:soft-page-break/>LOC, als Schätzgrundlage, wird heute eher als historisch angesehen.</text:p>
        <text:p text:style-name="P37">Jedoch werden im Nachhinein die Leistungen der Entwickler mit LOC gemessen ( schlecht).</text:p>
        <text:p text:style-name="P31"/>
        <text:p text:style-name="P31">Statt LOC wurden später oft auch DSI (delivered source instructions) genommen. Das scheint vernünftiger, aber die prinzipiellen Probleme bleiben.</text:p>
        <text:p text:style-name="P31"/>
        <text:p text:style-name="P31">Die Function-Point-Methode (nach Allen J. Albrecht, IBM) geht nicht vom zu erwartenden Code aus, sondern von den Anforderungen und versucht, die Anzahl und Komplexität von Datenstrukturen und Funktionen/Methoden zu schätzen, indem diese als einfach/normal/schwierig klassifiziert und mit entsprechenden Aufwandsfaktoren versehen werden. Diese Mengenfaktoren werden dann für Erschwernisse korrigiert. Die Function-Point-Methode ist im kommerziellen Umfeld weit verbreitet. Es wurde versucht, sie an andere Umfelder anzupassen.</text:p>
        <text:p text:style-name="P31">In Fällen, wo das Hauptergebnis in Textdokumenten besteht wird auch häufig die zu erwartenden Seiten Papier als Maß benutzt und mit 1PT/Seite bewertet. (Z. B. Studien, Analysen, Pflichtenhefte)</text:p>
        <text:p text:style-name="P31">In anderen Fällen (z. B. Pflichtenheft) wird auch die Anzahl von Sitzungen eines Gremiums herangezogen und daraus der Zeitaufwand einschließlich Vorbereitung und Nacharbeiten aller Beteiligter errechnet.</text:p>
        <text:p text:style-name="P31"/>
        <text:h text:style-name="P33" text:outline-level="3"><text:bookmark-start text:name="Zerlegung_in_Komponenten"/>Zerlegung in Komponenten <text:bookmark-end text:name="Zerlegung_in_Komponenten"/></text:h>
        <text:p text:style-name="P31">Um den Leistungsumfang genau definieren zu können, ist es nötig den Aufwand in einzelne Komponenten zu zerlegen, um nicht geforderte Teil ausschließen zu können.</text:p>
        <text:p text:style-name="P31">Das notwendige Pflichtenheft kann eine Liste der zu liefernden Komponenten enthalten, um den Aufwand der einzelnen Komponenten einschätzen zu können.</text:p>
        <text:p text:style-name="P31"/>
        <text:h text:style-name="P33" text:outline-level="3"><text:bookmark-start text:name="Ber.C3.BCcksichtigung_von_Erschwernissen"/>Berücksichtigung von Erschwernissen und Restriktionen <text:bookmark-end text:name="Ber.C3.BCcksichtigung_von_Erschwernissen"/></text:h>
        <text:p text:style-name="P31">Soweit nicht schon bei der Komponentenschätzung berücksichtigt müssen Erschwernisse oder Restriktionen durch Korrekturfaktoren berücksichtigt werden. Bei der COCOMO-Methode sind 14 solcher Faktoren angegeben, die aus statistischer Auswertung von vielen Projekten gewonnen wurden.</text:p>
        <text:p text:style-name="P31"><text:s/></text:p>
        <text:h text:style-name="P34" text:outline-level="2"><text:bookmark-start text:name="Sch.C3.A4tzverfahren"/>Schätzverfahren <text:bookmark-end text:name="Sch.C3.A4tzverfahren"/></text:h>
        <text:h text:style-name="P33" text:outline-level="3"><text:bookmark-start text:name="Analogie"/>Analogie <text:bookmark-end text:name="Analogie"/></text:h>
        <text:p text:style-name="P31">Man sucht nach ähnlichen Projekten und nimmt mit Auf- und Abschlägen für dies und jenes deren Kosten. </text:p>
        <text:p text:style-name="P31">Vorteil</text:p>
        <text:list xml:id="list31190422" text:style-name="WW8Num10">
          <text:list-item>
            <text:p text:style-name="P48">Bezug auf reale Kosten</text:p>
          </text:list-item>
        </text:list>
        <text:p text:style-name="P37">Nachteil</text:p>
        <text:list xml:id="list31207220" text:continue-numbering="true" text:style-name="WW8Num10">
          <text:list-item>
            <text:p text:style-name="P48">Unterschiede in Aufgabe, Systemumgebung, Personal</text:p>
          </text:list-item>
          <text:list-item>
            <text:p text:style-name="P48">Geeignet für Gesamtsicht</text:p>
          </text:list-item>
        </text:list>
        <text:p text:style-name="P36"/>
        <text:h text:style-name="P33" text:outline-level="3"><text:bookmark-start text:name="Parkinson-Verfahren"/>Parkinson-Verfahren <text:bookmark-end text:name="Parkinson-Verfahren"/></text:h>
        <text:p text:style-name="P31"><text:s/>„Arbeit dehnt sich aus so weit es geht“</text:p>
        <text:p text:style-name="P31">Bei bekannt sein des Budget und Endtermins, ergibt sich daraus wie viel Mitarbeiter man benötigt und was es kostet. Aus der Praxis ergibt sich: Ist man schon vor dem Endtermin fertig wird bis dahin weiter getestet / verschönert. Bei Terminproblemen wird der momentane Zustand als Fertig betrachtet.</text:p>
        <text:p text:style-name="P31"/>
        <text:h text:style-name="P33" text:outline-level="3"><text:bookmark-start text:name=".E2.80.9EPrice-to-Win.E2.80.9C"/>„Price-to-Win“ <text:bookmark-end text:name=".E2.80.9EPrice-to-Win.E2.80.9C"/></text:h>
        <text:p text:style-name="P31">Durch diverse Quellen weiß man, wie viel ein Kunde bereit ist zu zahlen oder was ein Konkurrent anbietet weit weniger als eine solide Arbeit kosten würde.</text:p>
        <text:p text:style-name="P31">Die Schätzungen werden so lange frisiert bis diese den Erwartungen gerecht werden.</text:p>
        <text:p text:style-name="P31">Durch diese „Price-to-Win“ Technologie bekamen viele Softwarefirmen eine große Zahl von Aufträgen, jedoch sind diese durch die Fehlschätzungen nicht mehr im Geschäft.</text:p>
        <text:p text:style-name="P31"/>
        <text:h text:style-name="P33" text:outline-level="3"><text:bookmark-start text:name="Delphi-Methode_oder_Sch.C3.A4tzklausur"/>Delphi-Methode oder Schätzklausur <text:bookmark-end text:name="Delphi-Methode_oder_Sch.C3.A4tzklausur"/></text:h>
        <text:p text:style-name="P31">Die Delphi-Methode dient zur Verbesserung der Aufwandsschätzung da hierbei mehrere Personen gebeten werden, unabhängig, Schätzungen abzugeben.</text:p>
        <text:p text:style-name="P31">Danach wird aus den Schätzungen der Mittelwert, zur Ausgleichung von Schätzfehlern, gebildet. </text:p>
        <text:p text:style-name="P31">Wichtig ist dabei, dass der Schätzgegenstand klar definiert ist:</text:p>
        <text:list xml:id="list31203823" text:continue-numbering="true" text:style-name="WW8Num10">
          <text:list-item>
            <text:p text:style-name="P48">Netto-Zeitaufwand für eine Programm-Änderung</text:p>
          </text:list-item>
          <text:list-item>
            <text:p text:style-name="P48">Dokumentationsänderung</text:p>
          </text:list-item>
          <text:list-item>
            <text:p text:style-name="P48">Etc.</text:p>
          </text:list-item>
        </text:list>
        <text:p text:style-name="P31"/>
        <text:p text:style-name="P31">Weiteres ergibt sich nach der Schätzung, die Möglichkeit über die, von einander abweichenden, Schätzungen zu diskutieren.</text:p>
        <text:p text:style-name="P31">Dabei können Problemaspekte von manchen Beteiligten behoben werden wie beispielsweise nicht berücksichtigte Aufwände.</text:p>
        <text:p text:style-name="P31"><text:soft-page-break/>Auch können Realisierungsideen eines Schätzers dazu beitragen einen geringeren Aufwand zu erzielen.</text:p>
        <text:p text:style-name="P31"/>
        <text:h text:style-name="P33" text:outline-level="3"><text:bookmark-start text:name="COCOMO"/>COCOMO (COnstructiv COst MOdell)<text:bookmark-end text:name="COCOMO"/></text:h>
        <text:p text:style-name="P31">Bei dieser Schätzmethode werden alle kostenrelevanten Elemente erfasst, anschließend bewertet und hochgerechnet.</text:p>
        <text:p text:style-name="P31">Dafür sind Erfahrungswerte wichtig, die aus einer Erfahrungsdatenbank gewonnen werden.</text:p>
        <text:p text:style-name="P31">In die Datenbank wird frühere Projekte eingetragen, um relevante Informationen besitzen zu können.</text:p>
        <text:p text:style-name="P31"/>
        <text:h text:style-name="P33" text:outline-level="3"><text:bookmark-start text:name="Function_Point"/>Function Point <text:bookmark-end text:name="Function_Point"/></text:h>
        <text:p text:style-name="P31">Das, von Allen J. Albrecht (IBM), Function Point Verfahren, das für kommerzielle Programme gedacht ist, bearbeitet Eingabedaten unter Benutzung von Stamm- &amp; Referenzdaten und erstellt daraus Ausgabedaten. Function Points gibt es für Datenstrukturen, Programme und Referenzdaten. Weiteres Korrekturfaktoren sowie einen Umrechnungsfaktor von Function Points in Personenmonate.</text:p>
        <text:p text:style-name="P31"/>
        <text:h text:style-name="P34" text:outline-level="2"><text:bookmark-start text:name="Beurteilung_von_Sch.C3.A4tzverfahren"/>Beurteilung von Schätzverfahren <text:bookmark-end text:name="Beurteilung_von_Sch.C3.A4tzverfahren"/></text:h>
        <text:p text:style-name="P31">Neben Genauigkeit werden auch z.T. widersprechende Anforderungen gestellt: </text:p>
        <text:list xml:id="list31196557" text:style-name="WW8Num4">
          <text:list-item>
            <text:p text:style-name="P49">möglichst früh einsetzbar(Auftraggeber will Endpreis bereits am Anfang wissen)</text:p>
          </text:list-item>
          <text:list-item>
            <text:p text:style-name="P49">Änderungen in den Anforderungen sollen sich auf die Schätzung </text:p>
          </text:list-item>
        </text:list>
        <text:p text:style-name="P38">auswirken (Mehr-/ Minderkosten) </text:p>
        <text:list xml:id="list31212635" text:continue-numbering="true" text:style-name="WW8Num4">
          <text:list-item>
            <text:p text:style-name="P49">Ergebnisse einfach nachvollziehbar</text:p>
          </text:list-item>
          <text:list-item>
            <text:p text:style-name="P49">Außer den Kosten soll auch ein grober Terminplan herauskommen, der den Übergang zur Projektplanung ermöglicht </text:p>
          </text:list-item>
          <text:list-item>
            <text:p text:style-name="P49">Geringe Kosten des Schätzverfahrens</text:p>
          </text:list-item>
        </text:list>
        <text:p text:style-name="P32"/>
        <text:h text:style-name="P33" text:outline-level="3"><text:bookmark-start text:name="Genauigkeit"/>Genauigkeit <text:bookmark-end text:name="Genauigkeit"/></text:h>
        <text:p text:style-name="P31">Essentiell für eine gute Aufwandschätzung ist die Angabe zur Genauigkeit der Schätzung.</text:p>
        <text:p text:style-name="P31">Diese Angabe kann aus der statistischen Betrachtung von früheren Schätzungen abgeleitet werden. Diese Angaben entsprechen einer Genauigkeit von Pi bis 10. Durch Komponentenschätzung und Delphi-Methode kann diese Genauigkeit um 2 Faktoren verbessert werden. Je ähnlicher die früheren Schätzungen mit der momentanen sind desto genauere Ergebnisse lassen sich erzielen. Einflussfaktoren wie beispielsweise neues Personal, neue technische Anforderungen, neue Kunden oder ähnliche Risiken <text:s/>führen meist wieder zu Schätzfehlern von mehreren Größenordnungen.</text:p>
        <text:p text:style-name="P31"><text:s/></text:p>
        <text:h text:style-name="P33" text:outline-level="3"><text:bookmark-start text:name="Kosten_des_Sch.C3.A4tzverfahrens"/>Kosten des Schätzverfahrens <text:bookmark-end text:name="Kosten_des_Sch.C3.A4tzverfahrens"/></text:h>
        <text:p text:style-name="P31">Aufwände entstehen</text:p>
        <text:list xml:id="list31183417" text:style-name="WW8Num5">
          <text:list-item>
            <text:p text:style-name="P50">für das Lesen und Verstehen der Anforderungen meist für mehrere Personen </text:p>
          </text:list-item>
          <text:list-item>
            <text:p text:style-name="P50">für die Definition von Leistungen, Einschränkungen, Restriktionen </text:p>
          </text:list-item>
          <text:list-item>
            <text:p text:style-name="P50">für die eigentliche Schätzung </text:p>
          </text:list-item>
          <text:list-item>
            <text:p text:style-name="P50">für das Verkaufen der Schätzung, Nacharbeiten, Pflege von Schätz-Datenbanken </text:p>
          </text:list-item>
        </text:list>
        <text:p text:style-name="P38"/>
        <text:p text:style-name="P31">Schätzen ist ein sich wiederholendes Verfahren, indem Leistungen reduziert oder ergänzt werden od. Annahmen korrigiert werden.</text:p>
        <text:p text:style-name="P31">Die Kosten von Schätzungen belaufen sich von 3-5% des Projektumfangs.</text:p>
        <text:p text:style-name="P29">Da Angebote von mehreren Anbietern bestehen und mehrere Schätzungen angestellt werden müssen, und dies Unsummen einzig für die Schätzung verschlingt, werden grobe Schätzungen durchgeführ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enabsatz"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Paragraph" style:display-name="List Paragraph" style:family="paragraph" style:parent-style-name="Standard">
      <style:paragraph-properties fo:margin-left="1.27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Bullet_20_Symbols" style:display-name="Bullet Symbols" style:family="text">
      <style:text-properties style:font-name="OpenSymbol" style:font-name-asian="OpenSymbol" style:font-name-complex="OpenSymbol"/>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5z0" style:family="text">
      <style:text-properties style:font-name="Symbol" style:font-name-asian="Times New Roman" style:font-name-complex="Times New Roman"/>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Absatz-Standardschriftart" style:family="text"/>
    <style:style style:name="Überschrift_20_2_20_Zchn" style:display-name="Überschrift 2 Zchn" style:family="text" style:parent-style-name="Absatz-Standardschriftart">
      <style:text-properties fo:color="#53548a" style:font-name="Cambria" fo:font-size="13pt" fo:font-weight="bold" style:font-name-asian="Times New Roman" style:font-size-asian="13pt" style:font-weight-asian="bold" style:font-name-complex="Times New Roman" style:font-size-complex="13pt" style:font-weight-complex="bold"/>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1"/>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1"/>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1"/>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1"/>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1"/>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1"/>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1"/>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1"/>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1"/>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1"/>
    </style:style>
    <style:style style:name="ListLabel_20_2" style:display-name="ListLabel 2" style:family="text">
      <style:text-properties style:font-name-complex="Courier New2"/>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4.42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8.234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10.774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2.044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4.4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8.2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7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2.0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3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60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1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41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9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22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iner Denkmair</meta:initial-creator>
    <meta:creation-date>2010-01-12T10:28:49.46</meta:creation-date>
    <meta:generator>OpenOffice.org/3.1$Win32 OpenOffice.org_project/310m19$Build-9420</meta:generator>
    <dc:date>2010-03-08T11:09:00.87</dc:date>
    <dc:creator>RD RD</dc:creator>
    <meta:editing-duration>PT08H20M19S</meta:editing-duration>
    <meta:editing-cycles>25</meta:editing-cycles>
    <meta:document-statistic meta:table-count="0" meta:image-count="4" meta:object-count="0" meta:page-count="7" meta:paragraph-count="196" meta:word-count="1967" meta:character-count="15460"/>
  </office:meta>
</office:document-meta>
</file>